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2b2b2" draw:fill-color="#eeeeee" draw:textarea-horizontal-align="justify" draw:textarea-vertical-align="middle" draw:auto-grow-height="false" fo:min-height="2.23cm" fo:min-width="4.079cm"/>
    </style:style>
    <style:style style:name="gr2" style:family="graphic" style:parent-style-name="standard">
      <style:graphic-properties svg:stroke-color="#999999" draw:fill-color="#eeeeee" draw:textarea-horizontal-align="justify" draw:textarea-vertical-align="middle" draw:auto-grow-height="false" fo:min-height="0.329cm" fo:min-width="5.453cm"/>
    </style:style>
    <style:style style:name="gr3" style:family="graphic" style:parent-style-name="standard">
      <style:graphic-properties draw:stroke="none" draw:fill="none" fo:min-height="0.968cm"/>
    </style:style>
    <style:style style:name="gr4" style:family="graphic" style:parent-style-name="objectwithoutfill">
      <style:graphic-properties svg:stroke-width="0.212cm" svg:stroke-color="#999999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svg:stroke-color="#cccccc" draw:fill-color="#999999" draw:textarea-horizontal-align="justify" draw:textarea-vertical-align="middle" draw:auto-grow-height="false" fo:min-height="2.615cm" fo:min-width="2.365cm"/>
    </style:style>
    <style:style style:name="P1" style:family="paragraph">
      <style:paragraph-properties fo:text-align="center"/>
      <style:text-properties fo:font-size="24pt" style:font-size-asian="24pt" style:font-size-complex="24pt"/>
    </style:style>
    <style:style style:name="P2" style:family="paragraph">
      <loext:graphic-properties draw:fill-color="#eeeeee"/>
      <style:paragraph-properties fo:text-align="center"/>
      <style:text-properties fo:font-size="24pt" style:font-size-asian="24pt" style:font-size-complex="24pt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color="#ffffff" fo:font-weight="bold" style:font-weight-asian="bold" style:font-weight-complex="bold"/>
    </style:style>
    <style:style style:name="P7" style:family="paragraph">
      <loext:graphic-properties draw:fill-color="#999999"/>
      <style:paragraph-properties fo:text-align="center"/>
      <style:text-properties fo:color="#ffffff" fo:font-weight="bold" style:font-weight-asian="bold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579cm" svg:height="2.48cm" svg:x="5.224cm" svg:y="10.659cm">
          <text:p text:style-name="P1"><text:span text:style-name="T1">CPU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3" draw:layer="layout" svg:width="5.953cm" svg:height="0.579cm" svg:x="17.984cm" svg:y="5.7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953cm" svg:height="0.579cm" svg:x="17.984cm" svg:y="6.37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953cm" svg:height="0.579cm" svg:x="17.984cm" svg:y="6.9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953cm" svg:height="0.579cm" svg:x="17.984cm" svg:y="7.5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953cm" svg:height="0.579cm" svg:x="17.984cm" svg:y="8.12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953cm" svg:height="0.579cm" svg:x="17.984cm" svg:y="8.7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953cm" svg:height="0.579cm" svg:x="17.984cm" svg:y="9.2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953cm" svg:height="0.579cm" svg:x="17.984cm" svg:y="9.8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953cm" svg:height="0.579cm" svg:x="17.984cm" svg:y="10.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953cm" svg:height="0.579cm" svg:x="17.984cm" svg:y="11.0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953cm" svg:height="0.579cm" svg:x="17.984cm" svg:y="11.6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953cm" svg:height="0.579cm" svg:x="17.984cm" svg:y="12.21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953cm" svg:height="0.579cm" svg:x="17.984cm" svg:y="12.7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953cm" svg:height="0.579cm" svg:x="17.984cm" svg:y="13.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953cm" svg:height="0.579cm" svg:x="17.984cm" svg:y="13.9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953cm" svg:height="0.579cm" svg:x="17.984cm" svg:y="14.5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953cm" svg:height="0.579cm" svg:x="17.984cm" svg:y="15.1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953cm" svg:height="0.579cm" svg:x="17.984cm" svg:y="15.7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953cm" svg:height="0.579cm" svg:x="17.984cm" svg:y="16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953cm" svg:height="0.579cm" svg:x="17.984cm" svg:y="16.88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953cm" svg:height="0.579cm" svg:x="17.984cm" svg:y="17.468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4.367cm" svg:height="1.218cm" svg:x="18.686cm" svg:y="4.57cm">
            <draw:text-box>
              <text:p text:style-name="P1"><text:span text:style-name="T1">Memoria</text:span></text:p>
            </draw:text-box>
          </draw:frame>
        </draw:g>
        <draw:line draw:style-name="gr4" draw:text-style-name="P5" draw:layer="layout" svg:x1="10.188cm" svg:y1="11.88cm" svg:x2="11.511cm" svg:y2="11.88cm">
          <text:p/>
        </draw:line>
        <draw:line draw:style-name="gr4" draw:text-style-name="P5" draw:layer="layout" svg:x1="16.364cm" svg:y1="11.69cm" svg:x2="17.687cm" svg:y2="11.69cm">
          <text:p/>
        </draw:line>
        <draw:custom-shape draw:style-name="gr5" draw:text-style-name="P7" draw:layer="layout" svg:width="4.051cm" svg:height="4.051cm" svg:x="11.814cm" svg:y="9.646cm">
          <text:p text:style-name="P6"><text:span text:style-name="T2">Traducción</text:span><text:span text:style-name="T2"><text:line-break/></text:span><text:span text:style-name="T2">de</text:span><text:span text:style-name="T2"><text:line-break/></text:span><text:span text:style-name="T2">direccion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7-05-30T17:12:05.472018783</meta:creation-date>
    <dc:date>2017-05-30T17:19:14.402128987</dc:date>
    <dc:creator>Eduardo Grosclaude</dc:creator>
    <meta:editing-duration>PT7M9S</meta:editing-duration>
    <meta:editing-cycles>1</meta:editing-cycles>
    <meta:generator>LibreOffice/5.1.4.2$Linux_X86_64 LibreOffice_project/f99d75f39f1c57ebdd7ffc5f42867c12031db97a</meta:generator>
    <meta:document-statistic meta:object-count="27"/>
  </office:meta>
</office:document-meta>
</file>